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49:6" calcext:value-type="string" table:number-columns-spanned="1" table:number-rows-spanned="7">
            <text:p>49: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49:6" calcext:value-type="string">
            <text:p>49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8" calcext:value-type="float">
            <text:p>8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8:0" calcext:value-type="string">
            <text:p>8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8" calcext:value-type="float">
            <text:p>8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8:0" calcext:value-type="string">
            <text:p>8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52:6" calcext:value-type="string">
            <text:p>52:6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52:6" calcext:value-type="string" table:number-columns-spanned="1" table:number-rows-spanned="7">
            <text:p>52: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8" calcext:value-type="float">
            <text:p>8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8:0" calcext:value-type="string">
            <text:p>8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53:36" calcext:value-type="string">
            <text:p>53:3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53:36" calcext:value-type="string">
            <text:p>53:3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IF([.F50]-[.H50]&lt;0;([.H50]-[.F50]);([.H50]-[.F50])*-1)" office:value-type="float" office:value="8" calcext:value-type="float">
            <text:p>8</text:p>
          </table:table-cell>
          <table:table-cell table:style-name="ce3" table:formula="of:=IF([.G50]-[.I50]&lt;0;([.I50]-[.G50]);([.I50]-[.G50])*-1)" office:value-type="float" office:value="6" calcext:value-type="float">
            <text:p>6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8:6" calcext:value-type="string">
            <text:p>8:6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45:36" calcext:value-type="string">
            <text:p>45:3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45:36" calcext:value-type="string">
            <text:p>45:3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1]-[.H51]&lt;0;([.H51]-[.F51]);([.H51]-[.F51])*-1)" office:value-type="float" office:value="9" calcext:value-type="float">
            <text:p>9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9:0" calcext:value-type="string">
            <text:p>9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45:0" calcext:value-type="string" table:number-columns-spanned="1" table:number-rows-spanned="7">
            <text:p>45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45:30" calcext:value-type="string">
            <text:p>45:3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45:30" calcext:value-type="string">
            <text:p>45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9" calcext:value-type="float">
            <text:p>9</text:p>
          </table:table-cell>
          <table:table-cell table:style-name="ce3" table:formula="of:=IF([.G53]-[.I53]&lt;0;([.I53]-[.G53]);([.I53]-[.G53])*-1)" office:value-type="float" office:value="30" calcext:value-type="float">
            <text:p>3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9:30" calcext:value-type="string">
            <text:p>9:3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45:30" calcext:value-type="string">
            <text:p>45:3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45:30" calcext:value-type="string">
            <text:p>45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9" calcext:value-type="float">
            <text:p>9</text:p>
          </table:table-cell>
          <table:table-cell table:style-name="ce3" table:formula="of:=IF([.G54]-[.I54]&lt;0;([.I54]-[.G54]);([.I54]-[.G54])*-1)" office:value-type="float" office:value="30" calcext:value-type="float">
            <text:p>3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9:30" calcext:value-type="string">
            <text:p>9:3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35:0" calcext:value-type="string">
            <text:p>35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35:0" calcext:value-type="string">
            <text:p>3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8" calcext:value-type="float">
            <text:p>8</text:p>
          </table:table-cell>
          <table:table-cell table:style-name="ce3" table:formula="of:=IF([.G55]-[.I55]&lt;0;([.I55]-[.G55]);([.I55]-[.G55])*-1)" office:value-type="float" office:value="30" calcext:value-type="float">
            <text:p>3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8:30" calcext:value-type="string">
            <text:p>8:3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26:30" calcext:value-type="string">
            <text:p>26:3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26:30" calcext:value-type="string" table:number-columns-spanned="1" table:number-rows-spanned="7">
            <text:p>26:3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17:0" calcext:value-type="string">
            <text:p>1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8" calcext:value-type="float">
            <text:p>8</text:p>
          </table:table-cell>
          <table:table-cell table:style-name="ce3" table:formula="of:=IF([.G57]-[.I57]&lt;0;([.I57]-[.G57]);([.I57]-[.G57])*-1)" office:value-type="float" office:value="30" calcext:value-type="float">
            <text:p>3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8:30" calcext:value-type="string">
            <text:p>8:3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17:0" calcext:value-type="string">
            <text:p>1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8" calcext:value-type="float">
            <text:p>8</text:p>
          </table:table-cell>
          <table:table-cell table:style-name="ce3" table:formula="of:=IF([.G58]-[.I58]&lt;0;([.I58]-[.G58]);([.I58]-[.G58])*-1)" office:value-type="float" office:value="30" calcext:value-type="float">
            <text:p>3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8:30" calcext:value-type="string">
            <text:p>8:3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8:0" calcext:value-type="string" table:number-columns-spanned="1" table:number-rows-spanned="7">
            <text:p>8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8:0" calcext:value-type="string">
            <text:p>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5:53:38.332833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1H2M33S</meta:editing-duration>
    <meta:editing-cycles>33</meta:editing-cycles>
    <meta:generator>LibreOffice/5.0.6.3$Linux_X86_64 LibreOffice_project/00m0$Build-3</meta:generator>
    <dc:date>2016-08-10T15:53:59.692570621</dc:date>
    <meta:document-statistic meta:table-count="1" meta:cell-count="1342" meta:object-count="0"/>
  </office:meta>
</office:document-meta>
</file>